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1" svg:font-family="Times"/>
    <style:font-face style:name="DejaVu Sans" svg:font-family="'DejaVu San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office:font-face-decls>
  <office:automatic-styles>
    <style:style style:name="P1" style:family="paragraph" style:parent-style-name="Text_20_body">
      <style:paragraph-properties fo:line-height="150%" fo:text-align="justify" style:justify-single-word="false"/>
      <style:text-properties style:font-name="Arial" fo:font-size="14pt" fo:font-weight="bold" style:font-name-asian="Arial" style:font-size-asian="14pt" style:font-weight-asian="bold" style:font-name-complex="Arial" style:font-size-complex="14pt" style:font-weight-complex="bold"/>
    </style:style>
    <style:style style:name="P2" style:family="paragraph" style:parent-style-name="Text_20_body">
      <style:paragraph-properties fo:line-height="150%" fo:text-align="justify" style:justify-single-word="false"/>
      <style:text-properties style:font-name="Arial" fo:font-size="14pt" style:font-name-asian="Arial" style:font-size-asian="14pt" style:font-name-complex="Arial" style:font-size-complex="14pt"/>
    </style:style>
    <style:style style:name="P3" style:family="paragraph" style:parent-style-name="Text_20_body">
      <style:paragraph-properties fo:line-height="150%" fo:text-align="start" style:justify-single-word="false"/>
      <style:text-properties style:font-name="Arial" fo:font-size="14pt" style:font-name-asian="Arial" style:font-size-asian="14pt" style:font-name-complex="Arial" style:font-size-complex="14pt"/>
    </style:style>
    <style:style style:name="P4" style:family="paragraph" style:parent-style-name="heading_20_3">
      <style:paragraph-properties fo:line-height="150%" fo:text-align="center" style:justify-single-word="false"/>
      <style:text-properties style:font-name="Arial" fo:font-style="italic" style:font-name-asian="Arial" style:font-style-asian="italic" style:font-name-complex="Arial" style:font-style-complex="italic"/>
    </style:style>
    <style:style style:name="P5" style:family="paragraph" style:parent-style-name="Text_20_body">
      <style:paragraph-properties fo:line-height="150%" fo:text-align="justify" style:justify-single-word="false"/>
      <style:text-properties fo:color="#000000" style:font-name="Arial" fo:font-size="14pt" style:font-name-asian="Arial" style:font-size-asian="14pt" style:font-name-complex="Arial" style:font-size-complex="14pt"/>
    </style:style>
    <style:style style:name="P6" style:family="paragraph" style:parent-style-name="Text_20_body">
      <style:paragraph-properties fo:line-height="150%" fo:text-align="justify" style:justify-single-word="false"/>
      <style:text-properties fo:color="#000000" style:font-name="Arial" fo:font-size="14pt" fo:font-weight="bold" style:font-name-asian="Arial" style:font-size-asian="14pt" style:font-weight-asian="bold" style:font-name-complex="Arial" style:font-size-complex="14pt" style:font-weight-complex="bold"/>
    </style:style>
    <style:style style:name="P7" style:family="paragraph" style:parent-style-name="heading_20_1" style:master-page-name="Standard">
      <style:paragraph-properties fo:line-height="150%" fo:text-align="center" style:justify-single-word="false" style:page-number="auto"/>
      <style:text-properties style:font-name="Arial" fo:font-size="16pt" style:font-name-asian="Arial" style:font-size-asian="16pt" style:font-name-complex="Arial" style:font-size-complex="16pt"/>
    </style:style>
    <style:style style:name="T1" style:family="text">
      <style:text-properties fo:color="#800000"/>
    </style:style>
    <style:style style:name="T2" style:family="text">
      <style:text-properties fo:color="#00ff00"/>
    </style:style>
    <style:style style:name="T3" style:family="text">
      <style:text-properties fo:color="#000080"/>
    </style:style>
    <style:style style:name="T4" style:family="text">
      <style:text-properties fo:color="#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elular</text:p>
      <text:p text:style-name="P4"><text:s text:c="67"/>por Juan José Conti</text:p>
      <text:p text:style-name="P1">13:02 h</text:p>
      <text:p text:style-name="P5"><text:s text:c="2"/>Cuando su marido entra la ve llorando; deja caer su caja de herramientas y se pone a llorar con ella mientras la abraza fuerte. No necesita que Estela le diga lo que acaba de suceder, porque no hay nada en la Tierra que se compare con el llanto de una madre cuando ha perdido a su hijo.</text:p>
      <text:p text:style-name="P1"/>
      <text:p text:style-name="P1">12:37 h</text:p>
      <text:p text:style-name="P2"><text:s text:c="3"/>La música de la radio llena la cocina. Estela apaga una hornalla, destapa la cacerola y huele<text:span text:style-name="T4"> el aroma que asoma. Su especialidad está casi lista. Hoy llega su hijo que estudia en la ciudad. El fin de semana pasado no había ido porque estaba con exámenes; por eso se lo extraña en la casa. </text:span></text:p>
      <text:p text:style-name="P2"><text:span text:style-name="T4">El colectivo llega al pueblo a las 13:20. Su papá Antonio va </text:span>a salir un rato antes del trabajo, va a pasar por la casa para lavarse las manos y va a ir a esperarlo a la terminal.</text:p>
      <text:p text:style-name="P2"><text:s text:c="3"/>A Estela le parece escuchar el teléfono. Apaga la radio y presta más atención. ¿Quién podrá ser? Se abre camino hasta la mesita del teléfono y atiende. Los lentes que tenía en la mano se le resbalan. Ella<text:span text:style-name="T1">,</text:span> como imitándolos<text:span text:style-name="T2">,</text:span> también se resbala y cae sentada en una silla. Le pregunta a su interlocutor si está seguro de lo que le está diciendo.</text:p>
      <text:p text:style-name="P2"><text:s text:c="4"/>En la cocina, los fideos, que no se enteraron de lo que le pasó a Martín, rebalsan de la olla mientras el agua hierve.</text:p>
      <text:p text:style-name="P2"/>
      <text:p text:style-name="P1">12:30 h</text:p>
      <text:p text:style-name="P2"><text:s text:c="2"/><text:span text:style-name="T2"><text:s text:c="2"/></text:span><text:span text:style-name="T4">El </text:span>calor es más insoportable que nunca. Gustavo cierra la puerta de su <text:soft-page-break/>auto y enciende el motor. El aire no anda, así que abre la ventanilla mientras toma la avenida. No ve que un chico cruza la calle distraído con su celular.</text:p>
      <text:p text:style-name="P2"><text:s text:c="3"/>Cuando cualquiera de los dos levantó la vista, fue tarde. Había atropellado a una persona, a un chico. Lo había matado.</text:p>
      <text:p text:style-name="P2"><text:s text:c="4"/>Intenta hacer algo pero enseguida un policía le dice que no lo mueva, se agarra la cabeza y<text:span text:style-name="T2">,</text:span> entre lágrimas<text:span text:style-name="T2">,</text:span> piensa en su mujer y en sus dos hijas. Con bronca patea la llanta mientras al chico lo suben a una ambulancia. Otro policía le dice ahora a él que no se mueva, que espere para que le tome una declaración. ¿Una declaración? Preguntó entre las lágrimas que no dejaban de caerle. Arrodillado cae en el asfalto cuando empieza a lloviznar. Y en ese momento lo ve, el celular del chico está tirado entre las ruedas delanteras de su auto. Estira el brazo y temblando lo agarra. <text:s/>Con miedo, aprieta un botón y lee en la pantalla “Casa”. Se cubre los ojos con la mano izquierda. Luego vuelve a mirar el aparato sabiendo ya lo que tiene que hacer. Oprime el botón verde y hace la llamada.</text:p>
      <text:p text:style-name="P5"><text:s text:c="3"/>Una madre en un pueblito a unos ciento cincuenta kilómetros de distancia se derrumba en la silla que la familia Gonzalez tiene junto a la mesita del teléfono.</text:p>
      <text:p text:style-name="P6"/>
      <text:p text:style-name="P6">9:30 h</text:p>
      <text:p text:style-name="P5"><text:tab/>Es de mañana y Martín Gonzalez se levanta, se baña y desayuna unas tostadas con mate cocido junto a uno de sus compañeros de la pensión. Le cuenta que está contento y triste a la vez. Está contento porque le fue muy bien en los exámenes de la semana, y eso suele poner muy orgullosa a su mamá Estela, que siempre que le preguntan responde orgullosa que su hijo estudia medicina en la ciudad.</text:p>
      <text:p text:style-name="P5">Pero también está triste. En su casa la plata no sobra y está seguro de que su papá se va a enojar con él cuando se entere. Lo va a tratar de <text:soft-page-break/>irresponsable y le va decir que siempre fue un consentido de su madre. Pero él no tuvo la culpa, los otros eran dos y él solamente uno. No quiso dárselo, pero no tuvo más remedio que soltarlo cuando forcejeaba y vio el resplandor de una navaja. Sin pensarlo, se fue corriendo.</text:p>
      <text:p text:style-name="P5"><text:s text:c="3"/>Todo esto le pasa por la cabeza mientras revuelve el mate cocido para que se enfríe un poco. Más tarde, volverá al pueblo para pasar el fin de semana con su familia, y ni se imagina lo contento que se pondrán sus padres cuando se enteren de que la tarde anterior le robaron el celu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1" svg:font-family="Times"/>
    <style:font-face style:name="DejaVu Sans" svg:font-family="'DejaVu San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fo:font-size="12pt" fo:language="es" fo:country="ES" style:font-name-asian="Times" style:font-size-asian="12pt" style:language-asian="es" style:country-asian="ES" style:font-name-complex="Time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style:font-name="Times" fo:font-size="12pt" fo:language="es" fo:country="AR" style:font-name-asian="Times" style:font-size-asian="12pt" style:language-asian="zxx" style:country-asian="none" style:font-name-complex="Times"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elvetica" style:font-size-asian="14pt" style:font-name-complex="Helvetica" style:font-size-complex="14pt"/>
    </style:style>
    <style:style style:name="List" style:family="paragraph" style:parent-style-name="Text_20_body" style:class="list">
      <style:text-properties style:font-name="DejaVu Sans" style:font-name-asian="DejaVu Sans" style:font-name-complex="DejaVu Sans"/>
    </style:style>
    <style:style style:name="Caption" style:family="paragraph" style:parent-style-name="Standard" style:class="extra">
      <style:paragraph-properties fo:margin-top="0.212cm" fo:margin-bottom="0.212cm" text:number-lines="false" text:line-number="0"/>
      <style:text-properties style:font-name="Times1" fo:font-size="12pt" fo:font-style="italic" style:font-size-asian="12pt" style:font-style-asian="italic" style:font-size-complex="12pt" style:font-style-complex="italic"/>
    </style:style>
    <style:style style:name="Index" style:family="paragraph" style:parent-style-name="Standard" style:class="index">
      <style:text-properties style:font-name-asian="Times New Roman" style:font-name-complex="Times"/>
    </style:style>
    <style:style style:name="heading_20_1" style:display-name="heading 1" style:family="paragraph" style:parent-style-name="Heading" style:next-style-name="Text_20_body">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text-properties fo:font-weight="bold" style:font-weight-asian="bold" style:font-weight-complex="bold"/>
    </style:style>
    <style:style style:name="caption" style:family="paragraph" style:parent-style-name="Standard">
      <style:paragraph-properties fo:margin-top="0.212cm" fo:margin-bottom="0.212cm"/>
      <style:text-properties fo:font-style="italic" style:font-name-asian="Times New Roman" style:font-style-asian="italic" style:font-name-complex="Times" style:font-style-complex="italic"/>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7-07-03T11:37:49</meta:creation-date>
    <dc:creator>Juan Conti</dc:creator>
    <dc:date>2010-11-29T17:56:33</dc:date>
    <dc:language>es-ES</dc:language>
    <meta:editing-cycles>13</meta:editing-cycles>
    <meta:editing-duration>PT02H50M01S</meta:editing-duration>
    <meta:document-statistic meta:table-count="0" meta:image-count="0" meta:object-count="0" meta:page-count="3" meta:paragraph-count="18" meta:word-count="702" meta:character-count="3749"/>
    <meta:user-defined meta:name="Info 1"/>
    <meta:user-defined meta:name="Info 2"/>
    <meta:user-defined meta:name="Info 3"/>
    <meta:user-defined meta:name="Info 4"/>
  </office:meta>
</office:document-meta>
</file>